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BX10" svg:font-family="CMBX10"/>
    <style:font-face style:name="CMMI10" svg:font-family="CMMI10"/>
    <style:font-face style:name="CMMI8" svg:font-family="CMMI8"/>
    <style:font-face style:name="CMR10" svg:font-family="CMR10"/>
    <style:font-face style:name="CMR17" svg:font-family="CMR17"/>
    <style:font-face style:name="CMR8" svg:font-family="CMR8"/>
    <style:font-face style:name="CMSY10" svg:font-family="CMSY10"/>
    <style:font-face style:name="MSBM10" svg:font-family="MSBM10"/>
    <style:font-face style:name="OpenSymbol" svg:font-family="OpenSymbol"/>
    <style:font-face style:name="Tahoma1" svg:font-family="Tahoma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dobe Arabic" fo:font-size="18pt" fo:font-weight="normal" style:font-name-asian="CMR17" style:font-size-asian="18pt" style:font-weight-asian="normal" style:font-name-complex="CMR17" style:font-size-complex="18pt" style:font-weight-complex="normal"/>
    </style:style>
    <style:style style:name="P2" style:family="paragraph" style:parent-style-name="Standard">
      <style:paragraph-properties fo:text-align="end" style:justify-single-word="false" style:text-autospace="none"/>
      <style:text-properties style:font-name="Adobe Arabic" fo:font-size="18pt" fo:font-style="italic" fo:font-weight="normal" style:font-name-asian="CMR17" style:font-size-asian="18pt" style:font-style-asian="italic" style:font-weight-asian="normal" style:font-name-complex="CMR17" style:font-size-complex="18pt" style:font-style-complex="italic" style:font-weight-complex="normal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Adobe Arabic" fo:font-size="22pt" style:font-name-asian="CMR17" style:font-size-asian="22pt" style:font-name-complex="CMR17" style:font-size-complex="22pt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Adobe Arabic" fo:font-size="20pt" fo:font-weight="bold" style:font-name-asian="CMR17" style:font-size-asian="20pt" style:font-weight-asian="bold" style:font-name-complex="CMR17" style:font-size-complex="20pt" style:font-weight-complex="bold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Adobe Arabic" fo:font-size="20pt" fo:font-weight="normal" style:font-name-asian="CMR17" style:font-size-asian="20pt" style:font-weight-asian="normal" style:font-name-complex="CMR17" style:font-size-complex="20pt" style:font-weight-complex="normal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 style:list-style-name="L2">
      <style:paragraph-properties fo:text-align="start" style:justify-single-word="false" style:text-autospace="none"/>
    </style:style>
    <style:style style:name="P8" style:family="paragraph" style:parent-style-name="Standard">
      <style:paragraph-properties fo:text-align="end" style:justify-single-word="false" fo:break-before="page" style:text-autospace="none"/>
      <style:text-properties style:font-name="Adobe Arabic" fo:font-size="18pt" fo:font-style="italic" style:text-underline-style="solid" style:text-underline-width="auto" style:text-underline-color="font-color" fo:font-weight="normal" style:font-name-asian="CMR17" style:font-size-asian="18pt" style:font-style-asian="italic" style:font-weight-asian="normal" style:font-name-complex="CMR17" style:font-size-complex="18pt" style:font-style-complex="italic" style:font-weight-complex="normal"/>
    </style:style>
    <style:style style:name="T1" style:family="text">
      <style:text-properties style:font-name="Adobe Arabic" fo:font-size="18pt" fo:font-weight="normal" style:font-name-asian="CMR17" style:font-size-asian="18pt" style:font-weight-asian="normal" style:font-name-complex="CMR17" style:font-size-complex="18pt" style:font-weight-complex="normal"/>
    </style:style>
    <style:style style:name="T2" style:family="text">
      <style:text-properties style:font-name="Adobe Arabic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gorithmic Operation Research</text:p>
      <text:p text:style-name="P4">Homework 1</text:p>
      <text:p text:style-name="P5">Student: Konstantinos Koukakis 1115201400289</text:p>
      <text:p text:style-name="P5">Fall 2019 <text:span text:style-name="T3">⊂ ⊆ ⊄ ∪ ∈ ∩</text:span></text:p>
      <text:p text:style-name="P5"/>
      <text:list xml:id="list630593112525740845" text:style-name="L2">
        <text:list-item>
          <text:p text:style-name="P7"><text:span text:style-name="T1">Show that a set is convex if and only if its interesection with any line is convex.</text:span></text:p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list xml:id="list34669548" text:continue-numbering="true" text:style-name="L2">
        <text:list-item>
          <text:p text:style-name="P7"><text:span text:style-name="T1">Show that a set is affine iff its interesection with any line is affine.</text:span></text:p>
        </text:list-item>
      </text:list>
      <text:p text:style-name="P6"><text:span text:style-name="T1"/></text:p>
      <text:p text:style-name="P6"><text:span text:style-name="T1">Let l be a line. <text:s text:c="17"/></text:span></text:p>
      <text:p text:style-name="P6"><text:span text:style-name="T1"/></text:p>
      <text:p text:style-name="P1"/>
      <text:p text:style-name="P8">My Glossary</text:p>
      <text:p text:style-name="P2">iff = if and only if</text:p>
      <text:p text:style-name="P2">convex(x) = x is conv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BX10" svg:font-family="CMBX10"/>
    <style:font-face style:name="CMMI10" svg:font-family="CMMI10"/>
    <style:font-face style:name="CMMI8" svg:font-family="CMMI8"/>
    <style:font-face style:name="CMR10" svg:font-family="CMR10"/>
    <style:font-face style:name="CMR17" svg:font-family="CMR17"/>
    <style:font-face style:name="CMR8" svg:font-family="CMR8"/>
    <style:font-face style:name="CMSY10" svg:font-family="CMSY10"/>
    <style:font-face style:name="MSBM10" svg:font-family="MSBM10"/>
    <style:font-face style:name="OpenSymbol" svg:font-family="OpenSymbol"/>
    <style:font-face style:name="Tahoma1" svg:font-family="Tahoma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1M3S</meta:editing-duration>
    <meta:editing-cycles>7</meta:editing-cycles>
    <meta:generator>OpenOffice/4.1.2$Win32 OpenOffice.org_project/412m3$Build-9782</meta:generator>
    <dc:date>2019-10-04T14:45:10.13</dc:date>
    <meta:document-statistic meta:table-count="0" meta:image-count="0" meta:object-count="0" meta:page-count="2" meta:paragraph-count="10" meta:word-count="67" meta:character-count="349"/>
    <meta:user-defined meta:name="Info 1"/>
    <meta:user-defined meta:name="Info 2"/>
    <meta:user-defined meta:name="Info 3"/>
    <meta:user-defined meta:name="Info 4"/>
  </office:meta>
</office:document-meta>
</file>